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top" fo:min-height="19.34cm"/>
    </style:style>
    <style:style style:name="P1" style:family="paragraph">
      <style:paragraph-properties fo:line-height="150%"/>
      <style:text-properties fo:font-size="60pt" style:font-size-asian="60pt" style:font-size-complex="60pt"/>
    </style:style>
    <style:style style:name="P2" style:family="paragraph">
      <loext:graphic-properties draw:fill="none" draw:fill-color="#ffffff"/>
      <style:paragraph-properties fo:line-height="150%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9.59cm" svg:x="1cm" svg:y="1cm">
          <draw:text-box>
            <text:p text:style-name="P1"><text:span text:style-name="T1">W…………….accelerate</text:span></text:p>
            <text:p text:style-name="P1"><text:span text:style-name="T1">A……………..rotate left</text:span></text:p>
            <text:p text:style-name="P1"><text:span text:style-name="T1">D……………..rotate right</text:span></text:p>
            <text:p text:style-name="P1"><text:span text:style-name="T1">SPACE.…......shoot</text:span></text:p>
            <text:p text:style-name="P1"><text:span text:style-name="T1">ESCAPE…….pau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16T17:36:00.649844521</meta:creation-date>
    <dc:date>2022-05-16T17:39:43.596627316</dc:date>
    <meta:editing-duration>PT3M43S</meta:editing-duration>
    <meta:editing-cycles>1</meta:editing-cycles>
    <meta:document-statistic meta:object-count="1"/>
    <meta:generator>LibreOffice/6.0.7.3$Linux_X86_64 LibreOffice_project/00m0$Build-3</meta:generator>
  </office:meta>
</office:document-meta>
</file>